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20000017EB90A1897FFB4A39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3.617cm" svg:height="13.476cm" draw:z-index="0"><draw:image xlink:href="Pictures/10000000000001820000017EB90A1897FFB4A39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6:48:05.973817265</meta:creation-date>
    <dc:date>2021-09-30T16:48:46.063197854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